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uritySupport.doesFileExist( final File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curitySupport.getURLInputStream( final URL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curitySupport.Security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Support.getSystemProperty( final String pro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curitySupport.getResources( final ClassLoader cl , final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curitySupport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curitySupport.getResourceAsStream( final ClassLoader cl , final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curitySupport.getContextClassLo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curitySupport.getResourceAsURL( final ClassLoader cl , final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curitySupport.getFileInputStream( final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